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49:33.974374599</dc:date>
    <meta:editing-duration>PT1H27M59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9.03999999999999">
                <text:p>9.03999999999999</text:p>
              </table:table-cell>
              <table:table-cell office:value-type="float" office:value="98.54">
                <text:p>98.54</text:p>
              </table:table-cell>
              <table:table-cell office:value-type="float" office:value="9.95999999999999">
                <text:p>9.9599999999999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0.339999999999996">
                <text:p>0.339999999999996</text:p>
              </table:table-cell>
              <table:table-cell office:value-type="float" office:value="6.66">
                <text:p>6.66</text:p>
              </table:table-cell>
              <table:table-cell office:value-type="float" office:value="65">
                <text:p>65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49">
                <text:p>90.49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3">
                <text:p>99.3</text:p>
              </table:table-cell>
              <table:table-cell office:value-type="float" office:value="38.5">
                <text:p>38.5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2794444444445">
                <text:p>62.2794444444445</text:p>
              </table:table-cell>
              <table:table-cell office:value-type="float" office:value="98.4357142857143">
                <text:p>98.4357142857143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5">
                <text:p>0.5</text:p>
              </table:table-cell>
              <table:table-cell office:value-type="float" office:value="89.36">
                <text:p>89.36</text:p>
              </table:table-cell>
              <table:table-cell office:value-type="float" office:value="7.81">
                <text:p>7.81</text:p>
              </table:table-cell>
              <table:table-cell office:value-type="float" office:value="1.14">
                <text:p>1.14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29.65">
                <text:p>29.65</text:p>
              </table:table-cell>
              <table:table-cell office:value-type="float" office:value="2.05">
                <text:p>2.05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1">
                <text:p>99.31</text:p>
              </table:table-cell>
              <table:table-cell office:value-type="float" office:value="80.67">
                <text:p>80.67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6.51">
                <text:p>76.51</text:p>
              </table:table-cell>
              <table:table-cell office:value-type="float" office:value="12.46">
                <text:p>12.46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49.9744444444444">
                <text:p>49.9744444444444</text:p>
              </table:table-cell>
              <table:table-cell office:value-type="float" office:value="96.99">
                <text:p>96.99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15.03">
                <text:p>15.03</text:p>
              </table:table-cell>
              <table:table-cell office:value-type="float" office:value="5.95">
                <text:p>5.95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.61999999999999">
                <text:p>4.61999999999999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5.54">
                <text:p>95.54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.11">
                <text:p>8.11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54">
                <text:p>78.54</text:p>
              </table:table-cell>
              <table:table-cell office:value-type="float" office:value="NaN">
                <text:p>NaN</text:p>
              </table:table-cell>
              <table:table-cell office:value-type="float" office:value="37.3116666666667">
                <text:p>37.3116666666667</text:p>
              </table:table-cell>
              <table:table-cell office:value-type="float" office:value="90.9185714285714">
                <text:p>90.9185714285714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8999999999999">
                <text:p>3.58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0.0499999999999945">
                <text:p>0.0499999999999945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26">
                <text:p>45.2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3.39">
                <text:p>63.39</text:p>
              </table:table-cell>
              <table:table-cell office:value-type="float" office:value="NaN">
                <text:p>NaN</text:p>
              </table:table-cell>
              <table:table-cell office:value-type="float" office:value="22.8844444444444">
                <text:p>22.8844444444444</text:p>
              </table:table-cell>
              <table:table-cell office:value-type="float" office:value="58.2442857142857">
                <text:p>58.2442857142857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3">
                <text:p>3.13</text:p>
              </table:table-cell>
              <table:table-cell office:value-type="float" office:value="0">
                <text:p>0</text:p>
              </table:table-cell>
              <table:table-cell office:value-type="float" office:value="29.78">
                <text:p>29.7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7.46611111111112">
                <text:p>7.46611111111112</text:p>
              </table:table-cell>
              <table:table-cell office:value-type="float" office:value="19.1985714285714">
                <text:p>19.19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